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Serif" fo:font-size="18pt"/>
    </style:style>
    <style:style style:name="P2" style:family="paragraph" style:parent-style-name="Standard">
      <style:text-properties officeooo:rsid="0038e864" officeooo:paragraph-rsid="0038e864"/>
    </style:style>
    <style:style style:name="P3" style:family="paragraph" style:parent-style-name="Standard">
      <style:text-properties officeooo:rsid="00392ff0" officeooo:paragraph-rsid="00392ff0"/>
    </style:style>
    <style:style style:name="P4" style:family="paragraph" style:parent-style-name="Standard">
      <style:text-properties officeooo:rsid="003c1920" officeooo:paragraph-rsid="003c1920"/>
    </style:style>
    <style:style style:name="P5" style:family="paragraph" style:parent-style-name="Standard">
      <style:text-properties officeooo:rsid="003dad10" officeooo:paragraph-rsid="003dad10"/>
    </style:style>
    <style:style style:name="P6" style:family="paragraph" style:parent-style-name="Standard">
      <style:text-properties fo:font-style="normal" officeooo:rsid="003ef450" officeooo:paragraph-rsid="003ef450" style:font-style-asian="normal" style:font-style-complex="normal"/>
    </style:style>
    <style:style style:name="P7" style:family="paragraph" style:parent-style-name="Standard">
      <style:paragraph-properties fo:text-align="center" style:justify-single-word="false" fo:break-before="column"/>
      <style:text-properties officeooo:rsid="00392ff0" officeooo:paragraph-rsid="00392ff0"/>
    </style:style>
    <style:style style:name="P8" style:family="paragraph" style:parent-style-name="Question">
      <style:paragraph-properties fo:break-before="column"/>
      <style:text-properties officeooo:paragraph-rsid="003dad10"/>
    </style:style>
    <style:style style:name="P9" style:family="paragraph" style:parent-style-name="Question">
      <style:text-properties officeooo:rsid="003dad10" officeooo:paragraph-rsid="00404acb"/>
    </style:style>
    <style:style style:name="P10" style:family="paragraph" style:parent-style-name="Question">
      <style:text-properties officeooo:paragraph-rsid="00404acb"/>
    </style:style>
    <style:style style:name="P11" style:family="paragraph" style:parent-style-name="Standard" style:list-style-name="Réponse"/>
    <style:style style:name="P12" style:family="paragraph" style:parent-style-name="Standard" style:list-style-name="Réponse">
      <style:text-properties officeooo:paragraph-rsid="0038e864"/>
    </style:style>
    <style:style style:name="P13" style:family="paragraph" style:parent-style-name="Standard" style:list-style-name="Réponse">
      <style:text-properties officeooo:paragraph-rsid="00392ff0"/>
    </style:style>
    <style:style style:name="P14" style:family="paragraph" style:parent-style-name="Standard" style:list-style-name="Réponse">
      <style:text-properties officeooo:paragraph-rsid="003ece17"/>
    </style:style>
    <style:style style:name="P15" style:family="paragraph" style:parent-style-name="Standard" style:list-style-name="Réponse">
      <style:text-properties officeooo:rsid="0037ce96" officeooo:paragraph-rsid="0037ce96"/>
    </style:style>
    <style:style style:name="P16" style:family="paragraph" style:parent-style-name="Standard" style:list-style-name="Réponse">
      <style:text-properties officeooo:rsid="0038e864" officeooo:paragraph-rsid="0038e864"/>
    </style:style>
    <style:style style:name="P17" style:family="paragraph" style:parent-style-name="Standard" style:list-style-name="Réponse">
      <style:text-properties officeooo:rsid="00392ff0" officeooo:paragraph-rsid="00392ff0"/>
    </style:style>
    <style:style style:name="P18" style:family="paragraph" style:parent-style-name="Standard" style:list-style-name="Réponse">
      <style:text-properties officeooo:rsid="00392ff0" officeooo:paragraph-rsid="00425ace"/>
    </style:style>
    <style:style style:name="P19" style:family="paragraph" style:parent-style-name="Standard" style:list-style-name="Réponse">
      <style:text-properties officeooo:rsid="003c1920" officeooo:paragraph-rsid="003c1920"/>
    </style:style>
    <style:style style:name="P20" style:family="paragraph" style:parent-style-name="Standard" style:list-style-name="Réponse">
      <style:text-properties officeooo:rsid="003c1920" officeooo:paragraph-rsid="003dad10"/>
    </style:style>
    <style:style style:name="P21" style:family="paragraph" style:parent-style-name="Standard" style:list-style-name="Réponse">
      <style:text-properties officeooo:rsid="003dad10" officeooo:paragraph-rsid="003dad10"/>
    </style:style>
    <style:style style:name="P22" style:family="paragraph" style:parent-style-name="Standard" style:list-style-name="Réponse">
      <style:text-properties officeooo:rsid="003ece17" officeooo:paragraph-rsid="003ece17"/>
    </style:style>
    <style:style style:name="P23" style:family="paragraph" style:parent-style-name="Standard" style:list-style-name="Réponse">
      <style:text-properties officeooo:rsid="003ece17" officeooo:paragraph-rsid="003ef450"/>
    </style:style>
    <style:style style:name="P24" style:family="paragraph" style:parent-style-name="Standard" style:list-style-name="Réponse">
      <style:text-properties fo:font-style="normal" officeooo:rsid="003ef450" officeooo:paragraph-rsid="003ef450" style:font-style-asian="normal" style:font-style-complex="normal"/>
    </style:style>
    <style:style style:name="P25" style:family="paragraph" style:parent-style-name="Standard" style:list-style-name="Réponse">
      <style:text-properties fo:font-style="normal" officeooo:rsid="003f5804" officeooo:paragraph-rsid="003f5804" style:font-style-asian="normal" style:font-style-complex="normal"/>
    </style:style>
    <style:style style:name="P26" style:family="paragraph" style:parent-style-name="Standard" style:list-style-name="Réponse">
      <style:text-properties fo:font-style="normal" officeooo:rsid="003f5804" officeooo:paragraph-rsid="0041ddb7" style:font-style-asian="normal" style:font-style-complex="normal"/>
    </style:style>
    <style:style style:name="P27" style:family="paragraph" style:parent-style-name="Standard" style:list-style-name="Réponse">
      <style:text-properties officeooo:rsid="003ef450" officeooo:paragraph-rsid="003ef450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Arial Unicode M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7ce96" style:font-style-asian="italic" style:font-style-complex="italic"/>
    </style:style>
    <style:style style:name="T4" style:family="text">
      <style:text-properties fo:font-style="italic" officeooo:rsid="0038e864" style:font-style-asian="italic" style:font-style-complex="italic"/>
    </style:style>
    <style:style style:name="T5" style:family="text">
      <style:text-properties fo:font-style="italic" officeooo:rsid="003dad10" style:font-style-asian="italic" style:font-style-complex="italic"/>
    </style:style>
    <style:style style:name="T6" style:family="text">
      <style:text-properties fo:font-style="italic" officeooo:rsid="0038e864"/>
    </style:style>
    <style:style style:name="T7" style:family="text">
      <style:text-properties fo:font-style="italic" officeooo:rsid="003ece17"/>
    </style:style>
    <style:style style:name="T8" style:family="text">
      <style:text-properties fo:font-style="italic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ef450" style:font-style-asian="normal" style:font-style-complex="normal"/>
    </style:style>
    <style:style style:name="T11" style:family="text">
      <style:text-properties fo:font-style="normal" officeooo:rsid="00404acb" style:font-style-asian="normal" style:font-style-complex="normal"/>
    </style:style>
    <style:style style:name="T12" style:family="text">
      <style:text-properties fo:font-style="normal" officeooo:rsid="003dad10" style:font-style-asian="normal" style:font-style-complex="normal"/>
    </style:style>
    <style:style style:name="T13" style:family="text">
      <style:text-properties officeooo:rsid="0037ce96"/>
    </style:style>
    <style:style style:name="T14" style:family="text">
      <style:text-properties officeooo:rsid="0038e864"/>
    </style:style>
    <style:style style:name="T15" style:family="text">
      <style:text-properties officeooo:rsid="00392ff0"/>
    </style:style>
    <style:style style:name="T16" style:family="text">
      <style:text-properties officeooo:rsid="003c1920"/>
    </style:style>
    <style:style style:name="T17" style:family="text">
      <style:text-properties officeooo:rsid="003dad10"/>
    </style:style>
    <style:style style:name="T18" style:family="text">
      <style:text-properties officeooo:rsid="003ece17"/>
    </style:style>
    <style:style style:name="T19" style:family="text">
      <style:text-properties officeooo:rsid="0041ddb7"/>
    </style:style>
    <style:style style:name="T20" style:family="text">
      <style:text-properties officeooo:rsid="00425ace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Arial Unicode MS" style:font-size-complex="18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a0a0a0" draw:marker-start="" draw:marker-start-width="0.099cm" draw:marker-start-center="false" draw:marker-end="" draw:marker-end-width="0.099cm" draw:marker-end-center="false" draw:stroke-linejoin="round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41cm" svg:stroke-color="#000000" draw:marker-start="Arrow" draw:marker-start-width="0.199cm" draw:marker-start-center="false" draw:marker-end="" draw:marker-end-width="0.213cm" draw:marker-end-center="false" draw:stroke-linejoin="miter" draw:fill="none" draw:fill-color="#729fcf" draw:textarea-horizontal-align="justify" fo:padding-top="0.146cm" fo:padding-bottom="0.146cm" fo:padding-left="0.272cm" fo:padding-right="0.272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41cm" svg:stroke-color="#000000" draw:marker-start="" draw:marker-start-width="0.213cm" draw:marker-start-center="false" draw:marker-end="Arrow" draw:marker-end-width="0.199cm" draw:marker-end-center="false" draw:stroke-linejoin="miter" draw:fill="none" draw:fill-color="#729fcf" draw:textarea-horizontal-align="justify" fo:padding-top="0.146cm" fo:padding-bottom="0.146cm" fo:padding-left="0.272cm" fo:padding-right="0.272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41cm" svg:stroke-color="#000000" draw:marker-start="" draw:marker-start-width="0.189cm" draw:marker-start-center="false" draw:marker-end="" draw:marker-end-width="0.189cm" draw:marker-end-center="false" svg:stroke-opacity="70%" draw:stroke-linejoin="round" draw:fill="none" draw:fill-color="#729fcf" draw:textarea-horizontal-align="justify" fo:padding-top="0.145cm" fo:padding-bottom="0.145cm" fo:padding-left="0.272cm" fo:padding-right="0.272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auto-grow-height="true" draw:auto-grow-width="true" draw:fit-to-size="false" style:shrink-to-fit="false" fo:min-height="0.476cm" fo:min-width="0.4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auto-grow-height="true" draw:auto-grow-width="true" draw:fit-to-size="false" style:shrink-to-fit="false" fo:min-height="0.476cm" fo:min-width="0.47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auto-grow-height="true" draw:auto-grow-width="true" draw:fit-to-size="false" style:shrink-to-fit="false" fo:min-height="0.476cm" fo:min-width="0.24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auto-grow-height="true" draw:auto-grow-width="true" draw:fit-to-size="false" style:shrink-to-fit="false" fo:min-height="0.476cm" fo:min-width="0.2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auto-grow-height="true" draw:auto-grow-width="true" draw:fit-to-size="false" style:shrink-to-fit="false" fo:min-height="0.478cm" fo:min-width="0.4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auto-grow-height="true" draw:auto-grow-width="true" draw:fit-to-size="false" style:shrink-to-fit="false" fo:min-height="0.478cm" fo:min-width="0.2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auto-grow-height="true" draw:auto-grow-width="true" draw:fit-to-size="false" style:shrink-to-fit="false" fo:min-height="0.478cm" fo:min-width="0.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auto-grow-height="true" draw:auto-grow-width="true" draw:fit-to-size="false" style:shrink-to-fit="false" fo:min-height="0.478cm" fo:min-width="0.399cm" fo:padding-top="0cm" fo:padding-bottom="0cm" fo:padding-left="0cm" fo:padding-right="0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Question">S<text:span text:style-name="T13">oit la droite d’équation 3 </text:span><text:span text:style-name="T3">x</text:span><text:span text:style-name="T13"> + </text:span><text:span text:style-name="T3">y</text:span><text:span text:style-name="T13"> – 1 = 0 :</text:span></text:p>
      <text:list xml:id="list3423988337" text:style-name="Réponse">
        <text:list-item>
          <text:p text:style-name="P11">C<text:span text:style-name="T13">ette droite passe par A(0 ; 1)</text:span></text:p>
        </text:list-item>
        <text:list-item>
          <text:p text:style-name="P15">Son coefficient directeur est 3</text:p>
        </text:list-item>
        <text:list-item>
          <text:p text:style-name="P15">Son coefficient directeur est –3</text:p>
        </text:list-item>
        <text:list-item>
          <text:p text:style-name="P15">Elle est parallèle à la droite d’équation <text:s/>3 <text:span text:style-name="T2">x</text:span> – <text:span text:style-name="T2">y</text:span> + 5 = 0</text:p>
        </text:list-item>
      </text:list>
      <text:p text:style-name="P1"/>
      <text:p text:style-name="Question"><text:span text:style-name="T14">L’équation </text:span><text:span text:style-name="T6">x</text:span> <text:span text:style-name="T14">= 3 :</text:span></text:p>
      <text:list xml:id="list160561425837631" text:continue-list="list3423988337" text:style-name="Réponse">
        <text:list-item text:start-value="1">
          <text:p text:style-name="P16">Est l’équation d’une droite horizontale</text:p>
        </text:list-item>
        <text:list-item>
          <text:p text:style-name="P16">Est l’équation d’une droite verticale</text:p>
        </text:list-item>
        <text:list-item>
          <text:p text:style-name="P16">Est l’équation d’une droite ni horizontale, ni verticale</text:p>
        </text:list-item>
        <text:list-item>
          <text:p text:style-name="P16">N’est pas une équation de droite</text:p>
        </text:list-item>
      </text:list>
      <text:p text:style-name="P2"/>
      <text:p text:style-name="Question"><text:span text:style-name="T14">L’équation </text:span><text:span text:style-name="T6">x</text:span> – <text:span text:style-name="T14">7 </text:span><text:span text:style-name="T6">y</text:span> <text:span text:style-name="T14">+ 2 </text:span><text:span text:style-name="T4">z</text:span><text:span text:style-name="T14"> = 0 :</text:span></text:p>
      <text:list xml:id="list160561367945055" text:continue-list="list160561425837631" text:style-name="Réponse">
        <text:list-item text:start-value="1">
          <text:p text:style-name="P12"><text:span text:style-name="T15">Est équivalente à l’équation </text:span><text:span text:style-name="T15"><draw:frame draw:style-name="fr1" draw:name="Objet1" text:anchor-type="as-char" svg:y="-0.93cm" svg:width="2.491cm" svg:height="1.515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  <text:list-item>
          <text:p text:style-name="P13"><text:span text:style-name="T15">Est équivalente à l’équation </text:span><text:span text:style-name="T15"><draw:frame draw:style-name="fr1" draw:name="Objet2" text:anchor-type="as-char" svg:y="-0.93cm" svg:width="2.584cm" svg:height="1.515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  </text:list-item>
        <text:list-item>
          <text:p text:style-name="P17">N’est pas une équation de droite</text:p>
        </text:list-item>
        <text:list-item>
          <text:p text:style-name="P17">Aucune des réponses ci-dessus</text:p>
        </text:list-item>
      </text:list>
      <text:p text:style-name="P7"><draw:g text:anchor-type="as-char" draw:z-index="2" draw:name="Forme1" draw:style-name="gr1"><draw:g draw:style-name="gr2"><draw:line draw:style-name="gr3" draw:text-style-name="P28" svg:x1="0.148cm" svg:y1="0.014cm" svg:x2="0.148cm" svg:y2="8.038cm"><text:p/></draw:line><draw:line draw:style-name="gr3" draw:text-style-name="P28" svg:x1="1.313cm" svg:y1="0.014cm" svg:x2="1.313cm" svg:y2="8.038cm"><text:p/></draw:line><draw:line draw:style-name="gr3" draw:text-style-name="P28" svg:x1="2.454cm" svg:y1="0.014cm" svg:x2="2.454cm" svg:y2="8.038cm"><text:p/></draw:line><draw:line draw:style-name="gr3" draw:text-style-name="P28" svg:x1="4.737cm" svg:y1="0.014cm" svg:x2="4.737cm" svg:y2="8.038cm"><text:p/></draw:line><draw:line draw:style-name="gr3" draw:text-style-name="P28" svg:x1="5.879cm" svg:y1="0.014cm" svg:x2="5.879cm" svg:y2="8.038cm"><text:p/></draw:line><draw:line draw:style-name="gr3" draw:text-style-name="P28" svg:x1="7.02cm" svg:y1="0.014cm" svg:x2="7.02cm" svg:y2="8.038cm"><text:p/></draw:line><draw:line draw:style-name="gr3" draw:text-style-name="P28" svg:x1="8.162cm" svg:y1="0.014cm" svg:x2="8.162cm" svg:y2="8.038cm"><text:p/></draw:line><draw:line draw:style-name="gr3" draw:text-style-name="P28" svg:x1="9.303cm" svg:y1="0.014cm" svg:x2="9.303cm" svg:y2="8.038cm"><text:p/></draw:line><draw:line draw:style-name="gr3" draw:text-style-name="P28" svg:x1="10.445cm" svg:y1="0.014cm" svg:x2="10.445cm" svg:y2="8.038cm"><text:p/></draw:line></draw:g><draw:g draw:style-name="gr2"><draw:line draw:style-name="gr3" draw:text-style-name="P28" svg:x1="0.168cm" svg:y1="0.023cm" svg:x2="10.522cm" svg:y2="0.023cm"><text:p/></draw:line><draw:line draw:style-name="gr3" draw:text-style-name="P28" svg:x1="0.168cm" svg:y1="1.164cm" svg:x2="10.522cm" svg:y2="1.164cm"><text:p/></draw:line><draw:line draw:style-name="gr3" draw:text-style-name="P28" svg:x1="0.168cm" svg:y1="2.306cm" svg:x2="10.522cm" svg:y2="2.306cm"><text:p/></draw:line><draw:line draw:style-name="gr3" draw:text-style-name="P28" svg:x1="0.168cm" svg:y1="3.447cm" svg:x2="10.522cm" svg:y2="3.447cm"><text:p/></draw:line><draw:line draw:style-name="gr3" draw:text-style-name="P28" svg:x1="0.168cm" svg:y1="6.872cm" svg:x2="10.522cm" svg:y2="6.872cm"><text:p/></draw:line><draw:line draw:style-name="gr3" draw:text-style-name="P28" svg:x1="0.168cm" svg:y1="8.013cm" svg:x2="10.522cm" svg:y2="8.013cm"><text:p/></draw:line></draw:g><draw:line draw:style-name="gr4" draw:text-style-name="P29" svg:x1="3.585cm" svg:y1="0.014cm" svg:x2="3.585cm" svg:y2="8.038cm"><text:p/></draw:line><draw:line draw:style-name="gr5" draw:text-style-name="P29" svg:x1="0.104cm" svg:y1="5.718cm" svg:x2="10.492cm" svg:y2="5.714cm"><text:p/></draw:line><draw:line draw:style-name="gr6" draw:text-style-name="P29" svg:x1="0.168cm" svg:y1="0.779cm" svg:x2="10.474cm" svg:y2="7.65cm"><text:p/></draw:line><draw:line draw:style-name="gr6" draw:text-style-name="P29" svg:x1="0.168cm" svg:y1="4.577cm" svg:x2="10.457cm" svg:y2="4.577cm"><text:p/></draw:line><draw:line draw:style-name="gr6" draw:text-style-name="P29" svg:x1="1.331cm" svg:y1="7.974cm" svg:x2="9.295cm" svg:y2="0.01cm"><text:p/></draw:line><draw:line draw:style-name="gr6" draw:text-style-name="P29" svg:x1="0.129cm" svg:y1="5.163cm" svg:x2="10.457cm" svg:y2="-0.001cm"><text:p/></draw:line><draw:frame draw:style-name="gr7" draw:text-style-name="P31" svg:width="0.481cm" svg:height="0.477cm" svg:x="0cm" svg:y="5.916cm"><draw:text-box><text:p text:style-name="P30"><text:span text:style-name="T22">–</text:span><text:span text:style-name="T22">3</text:span></text:p></draw:text-box></draw:frame><draw:frame draw:style-name="gr8" draw:text-style-name="P31" svg:width="0.479cm" svg:height="0.477cm" svg:x="1.141cm" svg:y="5.916cm"><draw:text-box><text:p text:style-name="P30"><text:span text:style-name="T22">–</text:span><text:span text:style-name="T22">2</text:span></text:p></draw:text-box></draw:frame><draw:frame draw:style-name="gr7" draw:text-style-name="P31" svg:width="0.481cm" svg:height="0.477cm" svg:x="2.282cm" svg:y="5.916cm"><draw:text-box><text:p text:style-name="P30"><text:span text:style-name="T22">–</text:span><text:span text:style-name="T22">1</text:span></text:p></draw:text-box></draw:frame><draw:frame draw:style-name="gr9" draw:text-style-name="P31" svg:width="0.242cm" svg:height="0.477cm" svg:x="4.657cm" svg:y="5.916cm"><draw:text-box><text:p text:style-name="P30"><text:span text:style-name="T22">1</text:span></text:p></draw:text-box></draw:frame><draw:frame draw:style-name="gr10" draw:text-style-name="P31" svg:width="0.241cm" svg:height="0.477cm" svg:x="5.798cm" svg:y="5.916cm"><draw:text-box><text:p text:style-name="P30"><text:span text:style-name="T22">2</text:span></text:p></draw:text-box></draw:frame><draw:frame draw:style-name="gr10" draw:text-style-name="P31" svg:width="0.241cm" svg:height="0.477cm" svg:x="6.941cm" svg:y="5.916cm"><draw:text-box><text:p text:style-name="P30"><text:span text:style-name="T22">3</text:span></text:p></draw:text-box></draw:frame><draw:frame draw:style-name="gr9" draw:text-style-name="P31" svg:width="0.242cm" svg:height="0.477cm" svg:x="8.082cm" svg:y="5.916cm"><draw:text-box><text:p text:style-name="P30"><text:span text:style-name="T22">4</text:span></text:p></draw:text-box></draw:frame><draw:frame draw:style-name="gr10" draw:text-style-name="P31" svg:width="0.241cm" svg:height="0.477cm" svg:x="9.223cm" svg:y="5.916cm"><draw:text-box><text:p text:style-name="P30"><text:span text:style-name="T22">5</text:span></text:p></draw:text-box></draw:frame><draw:frame draw:style-name="gr10" draw:text-style-name="P31" svg:width="0.241cm" svg:height="0.477cm" svg:x="10.365cm" svg:y="5.916cm"><draw:text-box><text:p text:style-name="P30"><text:span text:style-name="T22">6</text:span></text:p></draw:text-box></draw:frame><draw:frame draw:style-name="gr11" draw:text-style-name="P31" svg:width="0.481cm" svg:height="0.479cm" svg:x="3.048cm" svg:y="6.687cm"><draw:text-box><text:p text:style-name="P30"><text:span text:style-name="T22">–</text:span><text:span text:style-name="T22">1</text:span></text:p></draw:text-box></draw:frame><draw:frame draw:style-name="gr12" draw:text-style-name="P31" svg:width="0.241cm" svg:height="0.479cm" svg:x="3.23cm" svg:y="4.401cm"><draw:text-box><text:p text:style-name="P30"><text:span text:style-name="T22">1</text:span></text:p></draw:text-box></draw:frame><draw:frame draw:style-name="gr12" draw:text-style-name="P31" svg:width="0.241cm" svg:height="0.479cm" svg:x="3.23cm" svg:y="3.26cm"><draw:text-box><text:p text:style-name="P30"><text:span text:style-name="T22">2</text:span></text:p></draw:text-box></draw:frame><draw:frame draw:style-name="gr12" draw:text-style-name="P31" svg:width="0.241cm" svg:height="0.479cm" svg:x="3.23cm" svg:y="2.118cm"><draw:text-box><text:p text:style-name="P30"><text:span text:style-name="T22">3</text:span></text:p></draw:text-box></draw:frame><draw:frame draw:style-name="gr12" draw:text-style-name="P31" svg:width="0.241cm" svg:height="0.479cm" svg:x="3.23cm" svg:y="0.977cm"><draw:text-box><text:p text:style-name="P30"><text:span text:style-name="T22">4</text:span></text:p></draw:text-box></draw:frame><draw:frame draw:style-name="gr12" draw:text-style-name="P31" svg:width="0.241cm" svg:height="0.479cm" svg:x="3.23cm" svg:y="5.816cm"><draw:text-box><text:p text:style-name="P30"><text:span text:style-name="T22">0</text:span></text:p></draw:text-box></draw:frame><draw:frame draw:style-name="gr13" draw:text-style-name="P32" svg:width="0.401cm" svg:height="0.479cm" svg:x="9.798cm" svg:y="0.579cm"><draw:text-box><text:p text:style-name="P30"><text:span text:style-name="T23">d1</text:span></text:p></draw:text-box></draw:frame><draw:frame draw:style-name="gr14" draw:text-style-name="P31" svg:width="0.399cm" svg:height="0.479cm" svg:x="0.843cm" svg:y="7.546cm"><draw:text-box><text:p text:style-name="P30"><text:span text:style-name="T23">d4</text:span></text:p></draw:text-box></draw:frame><draw:frame draw:style-name="gr14" draw:text-style-name="P31" svg:width="0.399cm" svg:height="0.479cm" svg:x="0.642cm" svg:y="0.579cm"><draw:text-box><text:p text:style-name="P30"><text:span text:style-name="T23">d5</text:span></text:p></draw:text-box></draw:frame><draw:frame draw:style-name="gr13" draw:text-style-name="P31" svg:width="0.401cm" svg:height="0.479cm" svg:x="9.798cm" svg:y="4.064cm"><draw:text-box><text:p text:style-name="P30"><text:span text:style-name="T23">d2</text:span></text:p></draw:text-box></draw:frame><draw:line draw:style-name="gr6" draw:text-style-name="P29" svg:x1="7.02cm" svg:y1="0.018cm" svg:x2="7.042cm" svg:y2="7.985cm"><text:p/></draw:line><draw:frame draw:style-name="gr14" draw:text-style-name="P31" svg:width="0.399cm" svg:height="0.479cm" svg:x="6.516cm" svg:y="7.546cm"><draw:text-box><text:p text:style-name="P30"><text:span text:style-name="T23">d3</text:span></text:p></draw:text-box></draw:frame></draw:g></text:p>
      <text:p text:style-name="P3"/>
      <text:p text:style-name="Question">La droite <text:span text:style-name="T2">d1</text:span> ci-dessus <text:span text:style-name="T16">a pour équation</text:span> :</text:p>
      <text:list xml:id="list160561366706956" text:continue-list="list160561367945055" text:style-name="Réponse">
        <text:list-item text:start-value="1">
          <text:p text:style-name="P19"><draw:frame draw:style-name="fr1" draw:name="Objet3" text:anchor-type="as-char" svg:y="-0.93cm" svg:width="2.738cm" svg:height="1.515cm" draw:z-index="3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19"><draw:frame draw:style-name="fr1" draw:name="Objet4" text:anchor-type="as-char" svg:y="-0.93cm" svg:width="2.738cm" svg:height="1.515cm" draw:z-index="4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19"><draw:frame draw:style-name="fr1" draw:name="Objet5" text:anchor-type="as-char" svg:y="-0.564cm" svg:width="3.51cm" svg:height="0.721cm" draw:z-index="5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19"><draw:frame draw:style-name="fr1" draw:name="Objet6" text:anchor-type="as-char" svg:y="-0.564cm" svg:width="4.42cm" svg:height="0.721cm" draw:z-index="6"><draw:object xlink:href="./Object 6" xlink:type="simple" xlink:show="embed" xlink:actuate="onLoad"/><draw:image xlink:href="./ObjectReplacements/Object 6" xlink:type="simple" xlink:show="embed" xlink:actuate="onLoad"/></draw:frame></text:p>
        </text:list-item>
      </text:list>
      <text:p text:style-name="P4"/>
      <text:p text:style-name="Question">La droite <text:span text:style-name="T2">d2</text:span><text:span text:style-name="T9"> </text:span><text:span text:style-name="T11">ci-dessus</text:span><text:span text:style-name="T9"> </text:span>:</text:p>
      <text:list xml:id="list160560301908296" text:continue-list="list160561366706956" text:style-name="Réponse">
        <text:list-item text:start-value="1">
          <text:p text:style-name="P19">A pour coefficient directeur 1</text:p>
        </text:list-item>
        <text:list-item>
          <text:p text:style-name="P19">A pour coefficient directeur 0</text:p>
        </text:list-item>
        <text:list-item>
          <text:p text:style-name="P19">N’a pas de coefficient directeur</text:p>
        </text:list-item>
        <text:list-item>
          <text:p text:style-name="P19">A pour équation <text:span text:style-name="T1">x</text:span> = 1</text:p>
        </text:list-item>
      </text:list>
      <text:p text:style-name="P8">La droite <text:span text:style-name="T2">d</text:span><text:span text:style-name="T5">3</text:span><text:span text:style-name="T12"> </text:span><text:span text:style-name="T11">ci-contre</text:span> :</text:p>
      <text:list xml:id="list160561074622928" text:continue-list="list160560301908296" text:style-name="Réponse">
        <text:list-item text:start-value="1">
          <text:p text:style-name="P20">A pour coefficient directeur <text:span text:style-name="T17">3</text:span></text:p>
        </text:list-item>
        <text:list-item>
          <text:p text:style-name="P20">N’a pas de coefficient directeur</text:p>
        </text:list-item>
        <text:list-item>
          <text:p text:style-name="P20">A pour <text:span text:style-name="T17">ordonnée à l’origine 3</text:span></text:p>
        </text:list-item>
        <text:list-item>
          <text:p text:style-name="P21">N’a pas d’ordonnée à l’origine</text:p>
        </text:list-item>
      </text:list>
      <text:p text:style-name="P5"/>
      <text:p text:style-name="P9">La droite <text:span text:style-name="T2">d4</text:span><text:span text:style-name="T9"> </text:span><text:span text:style-name="T11">ci-contre</text:span> :</text:p>
      <text:list xml:id="list160560750863227" text:continue-list="list160561074622928" text:style-name="Réponse">
        <text:list-item text:start-value="1">
          <text:p text:style-name="P14"><text:span text:style-name="T18">A pour équation </text:span><text:span text:style-name="T7">y</text:span><text:span text:style-name="T18"> = </text:span><text:span text:style-name="T7">x</text:span></text:p>
        </text:list-item>
        <text:list-item>
          <text:p text:style-name="P22">A pour équation <text:span text:style-name="T1">x</text:span> – <text:span text:style-name="T1">y</text:span><text:span text:style-name="T9"> = 0</text:span></text:p>
        </text:list-item>
        <text:list-item>
          <text:p text:style-name="P23"><text:span text:style-name="T9">A pour équation –</text:span><text:span text:style-name="T8">x</text:span><text:span text:style-name="T9"> </text:span><text:span text:style-name="T10">+</text:span><text:span text:style-name="T9"> </text:span><text:span text:style-name="T8">y</text:span><text:span text:style-name="T9"> = 0</text:span></text:p>
        </text:list-item>
        <text:list-item>
          <text:p text:style-name="P24">N’a pas d’équation réduite</text:p>
        </text:list-item>
      </text:list>
      <text:p text:style-name="P6"/>
      <text:p text:style-name="P10"><text:span text:style-name="T9">La droite </text:span><text:span text:style-name="T2">d5</text:span><text:span text:style-name="T12"> </text:span><text:span text:style-name="T11">ci-contre</text:span><text:span text:style-name="T9"> :</text:span></text:p>
      <text:list xml:id="list160561156994239" text:continue-list="list160560750863227" text:style-name="Réponse">
        <text:list-item text:start-value="1">
          <text:p text:style-name="P27"><text:span text:style-name="T9">A pour coefficient directeur </text:span><text:span text:style-name="T9"><draw:frame draw:style-name="fr1" draw:name="Objet8" text:anchor-type="as-char" svg:y="-0.93cm" svg:width="1.168cm" svg:height="1.496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  </text:list-item>
        <text:list-item>
          <text:p text:style-name="P27"><text:span text:style-name="T9">A pour coefficient directeur </text:span><text:span text:style-name="T9"><draw:frame draw:style-name="fr1" draw:name="Objet9" text:anchor-type="as-char" svg:y="-0.93cm" svg:width="1.168cm" svg:height="1.496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  </text:list-item>
        <text:list-item>
          <text:p text:style-name="P24">A pour ordonnée à l’origine 2,3</text:p>
        </text:list-item>
        <text:list-item>
          <text:p text:style-name="P24">A pour ordonnée à l’origine 2,4</text:p>
        </text:list-item>
      </text:list>
      <text:p text:style-name="P6"/>
      <text:p text:style-name="Question">Une droite <text:span text:style-name="T21">quelconque</text:span> :</text:p>
      <text:list xml:id="list160561390807182" text:continue-list="list160561156994239" text:style-name="Réponse">
        <text:list-item text:start-value="1">
          <text:p text:style-name="P25">Représente une fonction affine</text:p>
        </text:list-item>
        <text:list-item>
          <text:p text:style-name="P25">A une seule équation cartésienne</text:p>
        </text:list-item>
        <text:list-item>
          <text:p text:style-name="P26">A <text:span text:style-name="T20">un coefficient directeur</text:span></text:p>
        </text:list-item>
        <text:list-item>
          <text:p text:style-name="P18"><text:span text:style-name="T9">Aucune des réponses ci-dessu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fo:font-size="1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estion" style:family="paragraph" style:parent-style-name="Standard" style:next-style-name="Standard">
      <style:paragraph-properties fo:padding="0.049cm" fo:border-left="none" fo:border-right="none" fo:border-top="0.51pt solid #000000" fo:border-bottom="none" style:shadow="none" style:writing-mode="page" style:join-border="false"/>
      <style:text-properties style:font-size-asian="10.5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éponse">
      <text:list-level-style-number text:level="1" style:num-suffix=":" style:num-format="A">
        <style:list-level-properties text:list-level-position-and-space-mode="label-alignment">
          <style:list-level-label-alignment text:label-followed-by="listtab" text:list-tab-stop-position="1.499cm" fo:text-indent="-1.199cm" fo:margin-left="1.499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3.6cm" fo:page-height="21.001cm" style:num-format="1" style:print-orientation="landscape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cm">
          <style:column-sep style:width="0.018cm" style:color="#000000" style:height="100%" style:style="soli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0:34:06.661000000</meta:creation-date>
    <dc:date>2019-06-05T16:05:59.313000000</dc:date>
    <meta:editing-duration>PT2H33M19S</meta:editing-duration>
    <meta:editing-cycles>33</meta:editing-cycles>
    <meta:generator>LibreOffice/5.4.7.2$Windows_X86_64 LibreOffice_project/c838ef25c16710f8838b1faec480ebba495259d0</meta:generator>
    <meta:document-statistic meta:table-count="0" meta:image-count="0" meta:object-count="8" meta:page-count="1" meta:paragraph-count="46" meta:word-count="272" meta:character-count="1326" meta:non-whitespace-character-count="1122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frac>
          <mi>x</mi>
          <mn>7</mn>
        </mfrac>
        <mo stretchy="false">+</mo>
        <mfrac>
          <mn>2</mn>
          <mn>7</mn>
        </mfrac>
      </mrow>
    </mrow>
    <annotation encoding="StarMath 5.0">y = {x}over{7}+{2}over{7}</annotation>
  </semantics>
</math>
</file>

<file path=Object 2/content.xml><?xml version="1.0" encoding="utf-8"?>
<math xmlns="http://www.w3.org/1998/Math/MathML" display="block">
  <semantics>
    <mrow>
      <mi>y</mi>
      <mo stretchy="false">=</mo>
      <mrow>
        <mfrac>
          <mi>x</mi>
          <mn>7</mn>
        </mfrac>
        <mo stretchy="false">−</mo>
        <mfrac>
          <mn>2</mn>
          <mn>7</mn>
        </mfrac>
      </mrow>
    </mrow>
    <annotation encoding="StarMath 5.0">y = {x}over{7}-{2}over{7}</annotation>
  </semantics>
</math>
</file>

<file path=Object 3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+</mo>
        <mfrac>
          <mn>1</mn>
          <mn>2</mn>
        </mfrac>
      </mrow>
    </mrow>
    <annotation encoding="StarMath 5.0">y={2}x+{1}over{2}</annotation>
  </semantics>
</math>
</file>

<file path=Object 4/content.xml><?xml version="1.0" encoding="utf-8"?>
<math xmlns="http://www.w3.org/1998/Math/MathML" display="block">
  <semantics>
    <mrow>
      <mrow>
        <mi>y</mi>
        <mo stretchy="false">=</mo>
        <mfrac>
          <mn>1</mn>
          <mn>2</mn>
        </mfrac>
      </mrow>
      <mrow>
        <mi>x</mi>
        <mo stretchy="false">+</mo>
        <mn>2</mn>
      </mrow>
    </mrow>
    <annotation encoding="StarMath 5.0">y={1}over{2} x+{2}</annotation>
  </semantics>
</math>
</file>

<file path=Object 5/content.xml><?xml version="1.0" encoding="utf-8"?>
<math xmlns="http://www.w3.org/1998/Math/MathML" display="block">
  <semantics>
    <mrow>
      <mrow>
        <mi>x</mi>
        <mo stretchy="false">−</mo>
        <mn>2</mn>
      </mrow>
      <mrow>
        <mrow>
          <mi>y</mi>
          <mo stretchy="false">+</mo>
          <mn>4</mn>
        </mrow>
        <mo stretchy="false">=</mo>
        <mn>0</mn>
      </mrow>
    </mrow>
    <annotation encoding="StarMath 5.0">x-{2}y+{4}={0}</annotation>
  </semantics>
</math>
</file>

<file path=Object 6/content.xml><?xml version="1.0" encoding="utf-8"?>
<math xmlns="http://www.w3.org/1998/Math/MathML" display="block">
  <semantics>
    <mrow>
      <mrow>
        <mo stretchy="false">−</mo>
        <mn>2</mn>
      </mrow>
      <mrow>
        <mi>x</mi>
        <mo stretchy="false">+</mo>
        <mn>4</mn>
      </mrow>
      <mrow>
        <mrow>
          <mi>y</mi>
          <mo stretchy="false">−</mo>
          <mn>8</mn>
        </mrow>
        <mo stretchy="false">=</mo>
        <mn>0</mn>
      </mrow>
    </mrow>
    <annotation encoding="StarMath 5.0">-{2}x+{4}y-{8}={0}</annotation>
  </semantics>
</math>
</file>

<file path=Object 8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3}</annotation>
  </semantics>
</math>
</file>

<file path=Object 9/content.xml><?xml version="1.0" encoding="utf-8"?>
<math xmlns="http://www.w3.org/1998/Math/MathML" display="block">
  <semantics>
    <mrow>
      <mo stretchy="false">−</mo>
      <mfrac>
        <mn>3</mn>
        <mn>2</mn>
      </mfrac>
    </mrow>
    <annotation encoding="StarMath 5.0">-{3 over 2}</annotation>
  </semantics>
</math>
</file>